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21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40:10 1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.0032" calcext:value-type="float">
            <text:p>700,0032</text:p>
          </table:table-cell>
          <table:table-cell office:value-type="float" office:value="1773" calcext:value-type="float">
            <text:p>1773</text:p>
          </table:table-cell>
          <table:table-cell office:value-type="float" office:value="1975" calcext:value-type="float">
            <text:p>1975</text:p>
          </table:table-cell>
          <table:table-cell table:number-columns-repeated="2"/>
          <table:table-cell table:formula="of:=AVERAGE([.C2:.C2010])" office:value-type="float" office:value="1756.85138539043" calcext:value-type="float">
            <text:p>1756,8513853904</text:p>
          </table:table-cell>
          <table:table-cell table:formula="of:=AVERAGE([.D2:.D2010])" office:value-type="float" office:value="1970.51637279597" calcext:value-type="float">
            <text:p>1970,5163727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.01386" calcext:value-type="float">
            <text:p>800,01386</text:p>
          </table:table-cell>
          <table:table-cell office:value-type="float" office:value="1744" calcext:value-type="float">
            <text:p>1744</text:p>
          </table:table-cell>
          <table:table-cell office:value-type="float" office:value="1962" calcext:value-type="float">
            <text:p>1962</text:p>
          </table:table-cell>
          <table:table-cell table:number-columns-repeated="2"/>
          <table:table-cell table:formula="of:=COM.MICROSOFT.STDEV.P([.C2:.C2010])" office:value-type="float" office:value="14.3697337731225" calcext:value-type="float">
            <text:p>14,3697337731</text:p>
          </table:table-cell>
          <table:table-cell table:formula="of:=COM.MICROSOFT.STDEV.P([.D2:.D2010])" office:value-type="float" office:value="14.4622450864002" calcext:value-type="float">
            <text:p>14,46224508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.0025" calcext:value-type="float">
            <text:p>900,0025</text:p>
          </table:table-cell>
          <table:table-cell office:value-type="float" office:value="1741" calcext:value-type="float">
            <text:p>1741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1046" calcext:value-type="float">
            <text:p>1000,01046</text:p>
          </table:table-cell>
          <table:table-cell office:value-type="float" office:value="1773" calcext:value-type="float">
            <text:p>1773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.01892" calcext:value-type="float">
            <text:p>1100,01892</text:p>
          </table:table-cell>
          <table:table-cell office:value-type="float" office:value="1740" calcext:value-type="float">
            <text:p>1740</text:p>
          </table:table-cell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9612" calcext:value-type="float">
            <text:p>1199,99612</text:p>
          </table:table-cell>
          <table:table-cell office:value-type="float" office:value="1757" calcext:value-type="float">
            <text:p>1757</text:p>
          </table:table-cell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.00272" calcext:value-type="float">
            <text:p>1300,00272</text:p>
          </table:table-cell>
          <table:table-cell office:value-type="float" office:value="1770" calcext:value-type="float">
            <text:p>1770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.01864" calcext:value-type="float">
            <text:p>1400,01864</text:p>
          </table:table-cell>
          <table:table-cell office:value-type="float" office:value="1771" calcext:value-type="float">
            <text:p>1771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.01582" calcext:value-type="float">
            <text:p>1500,01582</text:p>
          </table:table-cell>
          <table:table-cell office:value-type="float" office:value="1757" calcext:value-type="float">
            <text:p>1757</text:p>
          </table:table-cell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.02722" calcext:value-type="float">
            <text:p>1600,02722</text:p>
          </table:table-cell>
          <table:table-cell office:value-type="float" office:value="1771" calcext:value-type="float">
            <text:p>1771</text:p>
          </table:table-cell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.01188" calcext:value-type="float">
            <text:p>1700,01188</text:p>
          </table:table-cell>
          <table:table-cell office:value-type="float" office:value="1774" calcext:value-type="float">
            <text:p>1774</text:p>
          </table:table-cell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.01452" calcext:value-type="float">
            <text:p>1800,01452</text:p>
          </table:table-cell>
          <table:table-cell office:value-type="float" office:value="1744" calcext:value-type="float">
            <text:p>174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.00474" calcext:value-type="float">
            <text:p>1900,00474</text:p>
          </table:table-cell>
          <table:table-cell office:value-type="float" office:value="1744" calcext:value-type="float">
            <text:p>1744</text:p>
          </table:table-cell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.02786" calcext:value-type="float">
            <text:p>2000,02786</text:p>
          </table:table-cell>
          <table:table-cell office:value-type="float" office:value="1761" calcext:value-type="float">
            <text:p>1761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9.99288" calcext:value-type="float">
            <text:p>2099,99288</text:p>
          </table:table-cell>
          <table:table-cell office:value-type="float" office:value="1744" calcext:value-type="float">
            <text:p>1744</text:p>
          </table:table-cell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0.04324" calcext:value-type="float">
            <text:p>2200,04324</text:p>
          </table:table-cell>
          <table:table-cell office:value-type="float" office:value="1771" calcext:value-type="float">
            <text:p>1771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.03228" calcext:value-type="float">
            <text:p>2300,03228</text:p>
          </table:table-cell>
          <table:table-cell office:value-type="float" office:value="1760" calcext:value-type="float">
            <text:p>1760</text:p>
          </table:table-cell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.00372" calcext:value-type="float">
            <text:p>2400,00372</text:p>
          </table:table-cell>
          <table:table-cell office:value-type="float" office:value="1757" calcext:value-type="float">
            <text:p>1757</text:p>
          </table:table-cell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.00572" calcext:value-type="float">
            <text:p>2500,00572</text:p>
          </table:table-cell>
          <table:table-cell office:value-type="float" office:value="1758" calcext:value-type="float">
            <text:p>1758</text:p>
          </table:table-cell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0.01352" calcext:value-type="float">
            <text:p>2600,01352</text:p>
          </table:table-cell>
          <table:table-cell office:value-type="float" office:value="1757" calcext:value-type="float">
            <text:p>1757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.04274" calcext:value-type="float">
            <text:p>2700,04274</text:p>
          </table:table-cell>
          <table:table-cell office:value-type="float" office:value="1770" calcext:value-type="float">
            <text:p>1770</text:p>
          </table:table-cell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99.99838" calcext:value-type="float">
            <text:p>2799,99838</text:p>
          </table:table-cell>
          <table:table-cell office:value-type="float" office:value="1741" calcext:value-type="float">
            <text:p>1741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.00224" calcext:value-type="float">
            <text:p>2900,00224</text:p>
          </table:table-cell>
          <table:table-cell office:value-type="float" office:value="1761" calcext:value-type="float">
            <text:p>1761</text:p>
          </table:table-cell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994" calcext:value-type="float">
            <text:p>2999,9994</text:p>
          </table:table-cell>
          <table:table-cell office:value-type="float" office:value="1773" calcext:value-type="float">
            <text:p>1773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0.00604" calcext:value-type="float">
            <text:p>3100,00604</text:p>
          </table:table-cell>
          <table:table-cell office:value-type="float" office:value="1743" calcext:value-type="float">
            <text:p>1743</text:p>
          </table:table-cell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197" calcext:value-type="float">
            <text:p>3200,0197</text:p>
          </table:table-cell>
          <table:table-cell office:value-type="float" office:value="1760" calcext:value-type="float">
            <text:p>1760</text:p>
          </table:table-cell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99.99622" calcext:value-type="float">
            <text:p>3299,99622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981" calcext:value-type="float">
            <text:p>3399,9981</text:p>
          </table:table-cell>
          <table:table-cell office:value-type="float" office:value="1774" calcext:value-type="float">
            <text:p>1774</text:p>
          </table:table-cell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.00358" calcext:value-type="float">
            <text:p>3500,00358</text:p>
          </table:table-cell>
          <table:table-cell office:value-type="float" office:value="1761" calcext:value-type="float">
            <text:p>1761</text:p>
          </table:table-cell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0494" calcext:value-type="float">
            <text:p>3600,00494</text:p>
          </table:table-cell>
          <table:table-cell office:value-type="float" office:value="1771" calcext:value-type="float">
            <text:p>1771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.03308" calcext:value-type="float">
            <text:p>3700,03308</text:p>
          </table:table-cell>
          <table:table-cell office:value-type="float" office:value="1774" calcext:value-type="float">
            <text:p>1774</text:p>
          </table:table-cell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.00192" calcext:value-type="float">
            <text:p>3800,00192</text:p>
          </table:table-cell>
          <table:table-cell office:value-type="float" office:value="1744" calcext:value-type="float">
            <text:p>1744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0.02148" calcext:value-type="float">
            <text:p>3900,02148</text:p>
          </table:table-cell>
          <table:table-cell office:value-type="float" office:value="1758" calcext:value-type="float">
            <text:p>1758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.00492" calcext:value-type="float">
            <text:p>4000,00492</text:p>
          </table:table-cell>
          <table:table-cell office:value-type="float" office:value="1753" calcext:value-type="float">
            <text:p>1753</text:p>
          </table:table-cell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00.00306" calcext:value-type="float">
            <text:p>4100,00306</text:p>
          </table:table-cell>
          <table:table-cell office:value-type="float" office:value="1760" calcext:value-type="float">
            <text:p>1760</text:p>
          </table:table-cell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.0713" calcext:value-type="float">
            <text:p>4200,0713</text:p>
          </table:table-cell>
          <table:table-cell office:value-type="float" office:value="1744" calcext:value-type="float">
            <text:p>1744</text:p>
          </table:table-cell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0.01556" calcext:value-type="float">
            <text:p>4300,01556</text:p>
          </table:table-cell>
          <table:table-cell office:value-type="float" office:value="1771" calcext:value-type="float">
            <text:p>1771</text:p>
          </table:table-cell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.00918" calcext:value-type="float">
            <text:p>4400,00918</text:p>
          </table:table-cell>
          <table:table-cell office:value-type="float" office:value="1761" calcext:value-type="float">
            <text:p>1761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.00058" calcext:value-type="float">
            <text:p>4500,00058</text:p>
          </table:table-cell>
          <table:table-cell office:value-type="float" office:value="1761" calcext:value-type="float">
            <text:p>1761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.02586" calcext:value-type="float">
            <text:p>4600,02586</text:p>
          </table:table-cell>
          <table:table-cell office:value-type="float" office:value="1761" calcext:value-type="float">
            <text:p>1761</text:p>
          </table:table-cell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.0173" calcext:value-type="float">
            <text:p>4700,0173</text:p>
          </table:table-cell>
          <table:table-cell office:value-type="float" office:value="1757" calcext:value-type="float">
            <text:p>1757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0.04696" calcext:value-type="float">
            <text:p>4800,04696</text:p>
          </table:table-cell>
          <table:table-cell office:value-type="float" office:value="1761" calcext:value-type="float">
            <text:p>1761</text:p>
          </table:table-cell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.00242" calcext:value-type="float">
            <text:p>4900,00242</text:p>
          </table:table-cell>
          <table:table-cell office:value-type="float" office:value="1774" calcext:value-type="float">
            <text:p>1774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.03872" calcext:value-type="float">
            <text:p>5000,03872</text:p>
          </table:table-cell>
          <table:table-cell office:value-type="float" office:value="1773" calcext:value-type="float">
            <text:p>1773</text:p>
          </table:table-cell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.00044" calcext:value-type="float">
            <text:p>5100,00044</text:p>
          </table:table-cell>
          <table:table-cell office:value-type="float" office:value="1774" calcext:value-type="float">
            <text:p>1774</text:p>
          </table:table-cell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286" calcext:value-type="float">
            <text:p>5200,0286</text:p>
          </table:table-cell>
          <table:table-cell office:value-type="float" office:value="1771" calcext:value-type="float">
            <text:p>1771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00.02806" calcext:value-type="float">
            <text:p>5300,02806</text:p>
          </table:table-cell>
          <table:table-cell office:value-type="float" office:value="1774" calcext:value-type="float">
            <text:p>1774</text:p>
          </table:table-cell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0678" calcext:value-type="float">
            <text:p>5400,00678</text:p>
          </table:table-cell>
          <table:table-cell office:value-type="float" office:value="1757" calcext:value-type="float">
            <text:p>1757</text:p>
          </table:table-cell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1702" calcext:value-type="float">
            <text:p>5500,01702</text:p>
          </table:table-cell>
          <table:table-cell office:value-type="float" office:value="1770" calcext:value-type="float">
            <text:p>1770</text:p>
          </table:table-cell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9348" calcext:value-type="float">
            <text:p>5599,99348</text:p>
          </table:table-cell>
          <table:table-cell office:value-type="float" office:value="1731" calcext:value-type="float">
            <text:p>1731</text:p>
          </table:table-cell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.00328" calcext:value-type="float">
            <text:p>5700,00328</text:p>
          </table:table-cell>
          <table:table-cell office:value-type="float" office:value="1754" calcext:value-type="float">
            <text:p>1754</text:p>
          </table:table-cell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9268" calcext:value-type="float">
            <text:p>5799,99268</text:p>
          </table:table-cell>
          <table:table-cell office:value-type="float" office:value="1774" calcext:value-type="float">
            <text:p>1774</text:p>
          </table:table-cell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00.00626" calcext:value-type="float">
            <text:p>5900,00626</text:p>
          </table:table-cell>
          <table:table-cell office:value-type="float" office:value="1758" calcext:value-type="float">
            <text:p>1758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9806" calcext:value-type="float">
            <text:p>5999,99806</text:p>
          </table:table-cell>
          <table:table-cell office:value-type="float" office:value="1761" calcext:value-type="float">
            <text:p>1761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0.0021" calcext:value-type="float">
            <text:p>6100,0021</text:p>
          </table:table-cell>
          <table:table-cell office:value-type="float" office:value="1774" calcext:value-type="float">
            <text:p>1774</text:p>
          </table:table-cell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.02246" calcext:value-type="float">
            <text:p>6200,02246</text:p>
          </table:table-cell>
          <table:table-cell office:value-type="float" office:value="1744" calcext:value-type="float">
            <text:p>1744</text:p>
          </table:table-cell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.0036" calcext:value-type="float">
            <text:p>6300,0036</text:p>
          </table:table-cell>
          <table:table-cell office:value-type="float" office:value="1773" calcext:value-type="float">
            <text:p>1773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9.99774" calcext:value-type="float">
            <text:p>6399,99774</text:p>
          </table:table-cell>
          <table:table-cell office:value-type="float" office:value="1757" calcext:value-type="float">
            <text:p>1757</text:p>
          </table:table-cell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00.01124" calcext:value-type="float">
            <text:p>6500,01124</text:p>
          </table:table-cell>
          <table:table-cell office:value-type="float" office:value="1774" calcext:value-type="float">
            <text:p>1774</text:p>
          </table:table-cell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.00682" calcext:value-type="float">
            <text:p>6600,00682</text:p>
          </table:table-cell>
          <table:table-cell office:value-type="float" office:value="1774" calcext:value-type="float">
            <text:p>1774</text:p>
          </table:table-cell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.00684" calcext:value-type="float">
            <text:p>6700,00684</text:p>
          </table:table-cell>
          <table:table-cell office:value-type="float" office:value="1744" calcext:value-type="float">
            <text:p>1744</text:p>
          </table:table-cell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0836" calcext:value-type="float">
            <text:p>6800,00836</text:p>
          </table:table-cell>
          <table:table-cell office:value-type="float" office:value="1757" calcext:value-type="float">
            <text:p>1757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00.00094" calcext:value-type="float">
            <text:p>6900,00094</text:p>
          </table:table-cell>
          <table:table-cell office:value-type="float" office:value="1756" calcext:value-type="float">
            <text:p>1756</text:p>
          </table:table-cell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99.99942" calcext:value-type="float">
            <text:p>6999,99942</text:p>
          </table:table-cell>
          <table:table-cell office:value-type="float" office:value="1774" calcext:value-type="float">
            <text:p>1774</text:p>
          </table:table-cell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.00516" calcext:value-type="float">
            <text:p>7100,00516</text:p>
          </table:table-cell>
          <table:table-cell office:value-type="float" office:value="1743" calcext:value-type="float">
            <text:p>1743</text:p>
          </table:table-cell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0.002" calcext:value-type="float">
            <text:p>7200,002</text:p>
          </table:table-cell>
          <table:table-cell office:value-type="float" office:value="1774" calcext:value-type="float">
            <text:p>1774</text:p>
          </table:table-cell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0.0108" calcext:value-type="float">
            <text:p>7300,0108</text:p>
          </table:table-cell>
          <table:table-cell office:value-type="float" office:value="1770" calcext:value-type="float">
            <text:p>1770</text:p>
          </table:table-cell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00.02146" calcext:value-type="float">
            <text:p>7400,02146</text:p>
          </table:table-cell>
          <table:table-cell office:value-type="float" office:value="1757" calcext:value-type="float">
            <text:p>1757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.01292" calcext:value-type="float">
            <text:p>7500,01292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9602" calcext:value-type="float">
            <text:p>7599,99602</text:p>
          </table:table-cell>
          <table:table-cell office:value-type="float" office:value="1754" calcext:value-type="float">
            <text:p>175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00.04106" calcext:value-type="float">
            <text:p>7700,04106</text:p>
          </table:table-cell>
          <table:table-cell office:value-type="float" office:value="1773" calcext:value-type="float">
            <text:p>1773</text:p>
          </table:table-cell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00.02922" calcext:value-type="float">
            <text:p>7800,02922</text:p>
          </table:table-cell>
          <table:table-cell office:value-type="float" office:value="1741" calcext:value-type="float">
            <text:p>1741</text:p>
          </table:table-cell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.0213" calcext:value-type="float">
            <text:p>7900,0213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9718" calcext:value-type="float">
            <text:p>7999,99718</text:p>
          </table:table-cell>
          <table:table-cell office:value-type="float" office:value="1757" calcext:value-type="float">
            <text:p>1757</text:p>
          </table:table-cell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00.01178" calcext:value-type="float">
            <text:p>8100,01178</text:p>
          </table:table-cell>
          <table:table-cell office:value-type="float" office:value="1774" calcext:value-type="float">
            <text:p>1774</text:p>
          </table:table-cell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0.006" calcext:value-type="float">
            <text:p>8200,006</text:p>
          </table:table-cell>
          <table:table-cell office:value-type="float" office:value="1770" calcext:value-type="float">
            <text:p>1770</text:p>
          </table:table-cell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.00462" calcext:value-type="float">
            <text:p>8300,00462</text:p>
          </table:table-cell>
          <table:table-cell office:value-type="float" office:value="1756" calcext:value-type="float">
            <text:p>1756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993" calcext:value-type="float">
            <text:p>8399,9993</text:p>
          </table:table-cell>
          <table:table-cell office:value-type="float" office:value="1761" calcext:value-type="float">
            <text:p>1761</text:p>
          </table:table-cell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00.0008" calcext:value-type="float">
            <text:p>8500,0008</text:p>
          </table:table-cell>
          <table:table-cell office:value-type="float" office:value="1774" calcext:value-type="float">
            <text:p>1774</text:p>
          </table:table-cell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0.02546" calcext:value-type="float">
            <text:p>8600,02546</text:p>
          </table:table-cell>
          <table:table-cell office:value-type="float" office:value="1757" calcext:value-type="float">
            <text:p>1757</text:p>
          </table:table-cell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.00568" calcext:value-type="float">
            <text:p>8700,00568</text:p>
          </table:table-cell>
          <table:table-cell office:value-type="float" office:value="1744" calcext:value-type="float">
            <text:p>1744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.00312" calcext:value-type="float">
            <text:p>8800,00312</text:p>
          </table:table-cell>
          <table:table-cell office:value-type="float" office:value="1771" calcext:value-type="float">
            <text:p>1771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00.0307" calcext:value-type="float">
            <text:p>8900,0307</text:p>
          </table:table-cell>
          <table:table-cell office:value-type="float" office:value="1774" calcext:value-type="float">
            <text:p>1774</text:p>
          </table:table-cell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2488" calcext:value-type="float">
            <text:p>9000,02488</text:p>
          </table:table-cell>
          <table:table-cell office:value-type="float" office:value="1774" calcext:value-type="float">
            <text:p>1774</text:p>
          </table:table-cell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0.02318" calcext:value-type="float">
            <text:p>9100,02318</text:p>
          </table:table-cell>
          <table:table-cell office:value-type="float" office:value="1761" calcext:value-type="float">
            <text:p>1761</text:p>
          </table:table-cell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0.02114" calcext:value-type="float">
            <text:p>9200,02114</text:p>
          </table:table-cell>
          <table:table-cell office:value-type="float" office:value="1758" calcext:value-type="float">
            <text:p>1758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00.02836" calcext:value-type="float">
            <text:p>9300,02836</text:p>
          </table:table-cell>
          <table:table-cell office:value-type="float" office:value="1774" calcext:value-type="float">
            <text:p>1774</text:p>
          </table:table-cell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.00824" calcext:value-type="float">
            <text:p>9400,00824</text:p>
          </table:table-cell>
          <table:table-cell office:value-type="float" office:value="1770" calcext:value-type="float">
            <text:p>1770</text:p>
          </table:table-cell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99.99938" calcext:value-type="float">
            <text:p>9499,99938</text:p>
          </table:table-cell>
          <table:table-cell office:value-type="float" office:value="1770" calcext:value-type="float">
            <text:p>1770</text:p>
          </table:table-cell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.0227" calcext:value-type="float">
            <text:p>9600,0227</text:p>
          </table:table-cell>
          <table:table-cell office:value-type="float" office:value="1773" calcext:value-type="float">
            <text:p>1773</text:p>
          </table:table-cell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0.07954" calcext:value-type="float">
            <text:p>9700,07954</text:p>
          </table:table-cell>
          <table:table-cell office:value-type="float" office:value="1761" calcext:value-type="float">
            <text:p>1761</text:p>
          </table:table-cell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.0252" calcext:value-type="float">
            <text:p>9800,0252</text:p>
          </table:table-cell>
          <table:table-cell office:value-type="float" office:value="1771" calcext:value-type="float">
            <text:p>1771</text:p>
          </table:table-cell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00.0086" calcext:value-type="float">
            <text:p>9900,0086</text:p>
          </table:table-cell>
          <table:table-cell office:value-type="float" office:value="1771" calcext:value-type="float">
            <text:p>1771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.00076" calcext:value-type="float">
            <text:p>10000,00076</text:p>
          </table:table-cell>
          <table:table-cell office:value-type="float" office:value="1756" calcext:value-type="float">
            <text:p>1756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8876" calcext:value-type="float">
            <text:p>10100,08876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.01116" calcext:value-type="float">
            <text:p>10200,01116</text:p>
          </table:table-cell>
          <table:table-cell office:value-type="float" office:value="1771" calcext:value-type="float">
            <text:p>1771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0.02984" calcext:value-type="float">
            <text:p>10300,02984</text:p>
          </table:table-cell>
          <table:table-cell office:value-type="float" office:value="1774" calcext:value-type="float">
            <text:p>1774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.00804" calcext:value-type="float">
            <text:p>10400,00804</text:p>
          </table:table-cell>
          <table:table-cell office:value-type="float" office:value="1761" calcext:value-type="float">
            <text:p>1761</text:p>
          </table:table-cell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00.0614" calcext:value-type="float">
            <text:p>10500,0614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00.00134" calcext:value-type="float">
            <text:p>10600,00134</text:p>
          </table:table-cell>
          <table:table-cell office:value-type="float" office:value="1757" calcext:value-type="float">
            <text:p>1757</text:p>
          </table:table-cell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.00312" calcext:value-type="float">
            <text:p>10700,00312</text:p>
          </table:table-cell>
          <table:table-cell office:value-type="float" office:value="1774" calcext:value-type="float">
            <text:p>1774</text:p>
          </table:table-cell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00.02806" calcext:value-type="float">
            <text:p>10800,02806</text:p>
          </table:table-cell>
          <table:table-cell office:value-type="float" office:value="1757" calcext:value-type="float">
            <text:p>1757</text:p>
          </table:table-cell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.00072" calcext:value-type="float">
            <text:p>10900,00072</text:p>
          </table:table-cell>
          <table:table-cell office:value-type="float" office:value="1774" calcext:value-type="float">
            <text:p>1774</text:p>
          </table:table-cell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00.01744" calcext:value-type="float">
            <text:p>11000,01744</text:p>
          </table:table-cell>
          <table:table-cell office:value-type="float" office:value="1773" calcext:value-type="float">
            <text:p>1773</text:p>
          </table:table-cell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99.99696" calcext:value-type="float">
            <text:p>11099,99696</text:p>
          </table:table-cell>
          <table:table-cell office:value-type="float" office:value="1774" calcext:value-type="float">
            <text:p>1774</text:p>
          </table:table-cell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.00812" calcext:value-type="float">
            <text:p>11200,00812</text:p>
          </table:table-cell>
          <table:table-cell office:value-type="float" office:value="1774" calcext:value-type="float">
            <text:p>1774</text:p>
          </table:table-cell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.02968" calcext:value-type="float">
            <text:p>11300,02968</text:p>
          </table:table-cell>
          <table:table-cell office:value-type="float" office:value="1761" calcext:value-type="float">
            <text:p>1761</text:p>
          </table:table-cell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00.00294" calcext:value-type="float">
            <text:p>11400,00294</text:p>
          </table:table-cell>
          <table:table-cell office:value-type="float" office:value="1774" calcext:value-type="float">
            <text:p>1774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.00232" calcext:value-type="float">
            <text:p>11500,00232</text:p>
          </table:table-cell>
          <table:table-cell office:value-type="float" office:value="1774" calcext:value-type="float">
            <text:p>1774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600.02554" calcext:value-type="float">
            <text:p>11600,02554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00.0101" calcext:value-type="float">
            <text:p>11700,0101</text:p>
          </table:table-cell>
          <table:table-cell office:value-type="float" office:value="1774" calcext:value-type="float">
            <text:p>1774</text:p>
          </table:table-cell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00.0277" calcext:value-type="float">
            <text:p>11800,0277</text:p>
          </table:table-cell>
          <table:table-cell office:value-type="float" office:value="1774" calcext:value-type="float">
            <text:p>1774</text:p>
          </table:table-cell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900.06508" calcext:value-type="float">
            <text:p>11900,06508</text:p>
          </table:table-cell>
          <table:table-cell office:value-type="float" office:value="1774" calcext:value-type="float">
            <text:p>1774</text:p>
          </table:table-cell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00.00264" calcext:value-type="float">
            <text:p>12000,00264</text:p>
          </table:table-cell>
          <table:table-cell office:value-type="float" office:value="1761" calcext:value-type="float">
            <text:p>1761</text:p>
          </table:table-cell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00.00212" calcext:value-type="float">
            <text:p>12100,00212</text:p>
          </table:table-cell>
          <table:table-cell office:value-type="float" office:value="1771" calcext:value-type="float">
            <text:p>1771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.0501" calcext:value-type="float">
            <text:p>12200,0501</text:p>
          </table:table-cell>
          <table:table-cell office:value-type="float" office:value="1774" calcext:value-type="float">
            <text:p>1774</text:p>
          </table:table-cell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02806" calcext:value-type="float">
            <text:p>12300,02806</text:p>
          </table:table-cell>
          <table:table-cell office:value-type="float" office:value="1757" calcext:value-type="float">
            <text:p>1757</text:p>
          </table:table-cell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400.00926" calcext:value-type="float">
            <text:p>12400,00926</text:p>
          </table:table-cell>
          <table:table-cell office:value-type="float" office:value="1774" calcext:value-type="float">
            <text:p>1774</text:p>
          </table:table-cell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.03364" calcext:value-type="float">
            <text:p>12500,03364</text:p>
          </table:table-cell>
          <table:table-cell office:value-type="float" office:value="1774" calcext:value-type="float">
            <text:p>1774</text:p>
          </table:table-cell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.00672" calcext:value-type="float">
            <text:p>12600,00672</text:p>
          </table:table-cell>
          <table:table-cell office:value-type="float" office:value="1774" calcext:value-type="float">
            <text:p>1774</text:p>
          </table:table-cell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700.01014" calcext:value-type="float">
            <text:p>12700,01014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800.03006" calcext:value-type="float">
            <text:p>12800,03006</text:p>
          </table:table-cell>
          <table:table-cell office:value-type="float" office:value="1774" calcext:value-type="float">
            <text:p>1774</text:p>
          </table:table-cell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98" calcext:value-type="float">
            <text:p>12899,998</text:p>
          </table:table-cell>
          <table:table-cell office:value-type="float" office:value="1774" calcext:value-type="float">
            <text:p>1774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00.005" calcext:value-type="float">
            <text:p>13000,005</text:p>
          </table:table-cell>
          <table:table-cell office:value-type="float" office:value="1774" calcext:value-type="float">
            <text:p>1774</text:p>
          </table:table-cell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100.01178" calcext:value-type="float">
            <text:p>13100,01178</text:p>
          </table:table-cell>
          <table:table-cell office:value-type="float" office:value="1774" calcext:value-type="float">
            <text:p>1774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.03836" calcext:value-type="float">
            <text:p>13200,03836</text:p>
          </table:table-cell>
          <table:table-cell office:value-type="float" office:value="1774" calcext:value-type="float">
            <text:p>1774</text:p>
          </table:table-cell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9508" calcext:value-type="float">
            <text:p>13299,99508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400.01536" calcext:value-type="float">
            <text:p>13400,01536</text:p>
          </table:table-cell>
          <table:table-cell office:value-type="float" office:value="1774" calcext:value-type="float">
            <text:p>1774</text:p>
          </table:table-cell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00.0221" calcext:value-type="float">
            <text:p>13500,0221</text:p>
          </table:table-cell>
          <table:table-cell office:value-type="float" office:value="1773" calcext:value-type="float">
            <text:p>1773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.00418" calcext:value-type="float">
            <text:p>13600,00418</text:p>
          </table:table-cell>
          <table:table-cell office:value-type="float" office:value="1758" calcext:value-type="float">
            <text:p>1758</text:p>
          </table:table-cell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.0092" calcext:value-type="float">
            <text:p>13700,0092</text:p>
          </table:table-cell>
          <table:table-cell office:value-type="float" office:value="1774" calcext:value-type="float">
            <text:p>1774</text:p>
          </table:table-cell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800.00296" calcext:value-type="float">
            <text:p>13800,00296</text:p>
          </table:table-cell>
          <table:table-cell office:value-type="float" office:value="1774" calcext:value-type="float">
            <text:p>1774</text:p>
          </table:table-cell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99.99892" calcext:value-type="float">
            <text:p>13899,99892</text:p>
          </table:table-cell>
          <table:table-cell office:value-type="float" office:value="1774" calcext:value-type="float">
            <text:p>1774</text:p>
          </table:table-cell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.02762" calcext:value-type="float">
            <text:p>14000,02762</text:p>
          </table:table-cell>
          <table:table-cell office:value-type="float" office:value="1774" calcext:value-type="float">
            <text:p>1774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100.0063" calcext:value-type="float">
            <text:p>14100,0063</text:p>
          </table:table-cell>
          <table:table-cell office:value-type="float" office:value="1774" calcext:value-type="float">
            <text:p>1774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.01428" calcext:value-type="float">
            <text:p>14200,01428</text:p>
          </table:table-cell>
          <table:table-cell office:value-type="float" office:value="1774" calcext:value-type="float">
            <text:p>1774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.00496" calcext:value-type="float">
            <text:p>14300,00496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00.00632" calcext:value-type="float">
            <text:p>14400,00632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.02278" calcext:value-type="float">
            <text:p>14500,02278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9938" calcext:value-type="float">
            <text:p>14599,99938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00.01112" calcext:value-type="float">
            <text:p>14700,01112</text:p>
          </table:table-cell>
          <table:table-cell office:value-type="float" office:value="1770" calcext:value-type="float">
            <text:p>1770</text:p>
          </table:table-cell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.01256" calcext:value-type="float">
            <text:p>14800,01256</text:p>
          </table:table-cell>
          <table:table-cell office:value-type="float" office:value="1774" calcext:value-type="float">
            <text:p>1774</text:p>
          </table:table-cell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00.00358" calcext:value-type="float">
            <text:p>14900,00358</text:p>
          </table:table-cell>
          <table:table-cell office:value-type="float" office:value="1773" calcext:value-type="float">
            <text:p>1773</text:p>
          </table:table-cell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.0211" calcext:value-type="float">
            <text:p>15000,0211</text:p>
          </table:table-cell>
          <table:table-cell office:value-type="float" office:value="1757" calcext:value-type="float">
            <text:p>1757</text:p>
          </table:table-cell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9648" calcext:value-type="float">
            <text:p>15099,99648</text:p>
          </table:table-cell>
          <table:table-cell office:value-type="float" office:value="1774" calcext:value-type="float">
            <text:p>1774</text:p>
          </table:table-cell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0.00822" calcext:value-type="float">
            <text:p>15200,00822</text:p>
          </table:table-cell>
          <table:table-cell office:value-type="float" office:value="1742" calcext:value-type="float">
            <text:p>1742</text:p>
          </table:table-cell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0085" calcext:value-type="float">
            <text:p>15300,0085</text:p>
          </table:table-cell>
          <table:table-cell office:value-type="float" office:value="1774" calcext:value-type="float">
            <text:p>1774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.00664" calcext:value-type="float">
            <text:p>15400,00664</text:p>
          </table:table-cell>
          <table:table-cell office:value-type="float" office:value="1774" calcext:value-type="float">
            <text:p>1774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00.02506" calcext:value-type="float">
            <text:p>15500,02506</text:p>
          </table:table-cell>
          <table:table-cell office:value-type="float" office:value="1774" calcext:value-type="float">
            <text:p>1774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.01632" calcext:value-type="float">
            <text:p>15600,01632</text:p>
          </table:table-cell>
          <table:table-cell office:value-type="float" office:value="1774" calcext:value-type="float">
            <text:p>1774</text:p>
          </table:table-cell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00.00532" calcext:value-type="float">
            <text:p>15700,00532</text:p>
          </table:table-cell>
          <table:table-cell office:value-type="float" office:value="1774" calcext:value-type="float">
            <text:p>1774</text:p>
          </table:table-cell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00.00866" calcext:value-type="float">
            <text:p>15800,00866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900.0169" calcext:value-type="float">
            <text:p>15900,0169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00.01208" calcext:value-type="float">
            <text:p>16000,01208</text:p>
          </table:table-cell>
          <table:table-cell office:value-type="float" office:value="1774" calcext:value-type="float">
            <text:p>1774</text:p>
          </table:table-cell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5294" calcext:value-type="float">
            <text:p>16100,05294</text:p>
          </table:table-cell>
          <table:table-cell office:value-type="float" office:value="1741" calcext:value-type="float">
            <text:p>1741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200.02604" calcext:value-type="float">
            <text:p>16200,02604</text:p>
          </table:table-cell>
          <table:table-cell office:value-type="float" office:value="1774" calcext:value-type="float">
            <text:p>1774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300.02956" calcext:value-type="float">
            <text:p>16300,02956</text:p>
          </table:table-cell>
          <table:table-cell office:value-type="float" office:value="1774" calcext:value-type="float">
            <text:p>1774</text:p>
          </table:table-cell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.02924" calcext:value-type="float">
            <text:p>16400,02924</text:p>
          </table:table-cell>
          <table:table-cell office:value-type="float" office:value="1748" calcext:value-type="float">
            <text:p>1748</text:p>
          </table:table-cell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.02282" calcext:value-type="float">
            <text:p>16500,02282</text:p>
          </table:table-cell>
          <table:table-cell office:value-type="float" office:value="1774" calcext:value-type="float">
            <text:p>1774</text:p>
          </table:table-cell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600.01486" calcext:value-type="float">
            <text:p>16600,01486</text:p>
          </table:table-cell>
          <table:table-cell office:value-type="float" office:value="1772" calcext:value-type="float">
            <text:p>1772</text:p>
          </table:table-cell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.0077" calcext:value-type="float">
            <text:p>16700,0077</text:p>
          </table:table-cell>
          <table:table-cell office:value-type="float" office:value="1774" calcext:value-type="float">
            <text:p>1774</text:p>
          </table:table-cell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9948" calcext:value-type="float">
            <text:p>16800,09948</text:p>
          </table:table-cell>
          <table:table-cell office:value-type="float" office:value="1774" calcext:value-type="float">
            <text:p>1774</text:p>
          </table:table-cell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900.0169" calcext:value-type="float">
            <text:p>16900,0169</text:p>
          </table:table-cell>
          <table:table-cell office:value-type="float" office:value="1774" calcext:value-type="float">
            <text:p>1774</text:p>
          </table:table-cell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000.00704" calcext:value-type="float">
            <text:p>17000,00704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100.0047" calcext:value-type="float">
            <text:p>17100,0047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200.02444" calcext:value-type="float">
            <text:p>17200,02444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300.04094" calcext:value-type="float">
            <text:p>17300,04094</text:p>
          </table:table-cell>
          <table:table-cell office:value-type="float" office:value="1774" calcext:value-type="float">
            <text:p>1774</text:p>
          </table:table-cell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400.02424" calcext:value-type="float">
            <text:p>17400,02424</text:p>
          </table:table-cell>
          <table:table-cell office:value-type="float" office:value="1774" calcext:value-type="float">
            <text:p>1774</text:p>
          </table:table-cell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500.02772" calcext:value-type="float">
            <text:p>17500,02772</text:p>
          </table:table-cell>
          <table:table-cell office:value-type="float" office:value="1768" calcext:value-type="float">
            <text:p>1768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.01622" calcext:value-type="float">
            <text:p>17600,01622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700.0158" calcext:value-type="float">
            <text:p>17700,0158</text:p>
          </table:table-cell>
          <table:table-cell office:value-type="float" office:value="1772" calcext:value-type="float">
            <text:p>1772</text:p>
          </table:table-cell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.03828" calcext:value-type="float">
            <text:p>17800,03828</text:p>
          </table:table-cell>
          <table:table-cell office:value-type="float" office:value="1748" calcext:value-type="float">
            <text:p>1748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900.02444" calcext:value-type="float">
            <text:p>17900,02444</text:p>
          </table:table-cell>
          <table:table-cell office:value-type="float" office:value="1774" calcext:value-type="float">
            <text:p>1774</text:p>
          </table:table-cell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00.02718" calcext:value-type="float">
            <text:p>18000,02718</text:p>
          </table:table-cell>
          <table:table-cell office:value-type="float" office:value="1741" calcext:value-type="float">
            <text:p>1741</text:p>
          </table:table-cell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100.00026" calcext:value-type="float">
            <text:p>18100,00026</text:p>
          </table:table-cell>
          <table:table-cell office:value-type="float" office:value="1774" calcext:value-type="float">
            <text:p>1774</text:p>
          </table:table-cell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200.00196" calcext:value-type="float">
            <text:p>18200,00196</text:p>
          </table:table-cell>
          <table:table-cell office:value-type="float" office:value="1766" calcext:value-type="float">
            <text:p>1766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300.06686" calcext:value-type="float">
            <text:p>18300,06686</text:p>
          </table:table-cell>
          <table:table-cell office:value-type="float" office:value="1774" calcext:value-type="float">
            <text:p>1774</text:p>
          </table:table-cell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400.03594" calcext:value-type="float">
            <text:p>18400,03594</text:p>
          </table:table-cell>
          <table:table-cell office:value-type="float" office:value="1774" calcext:value-type="float">
            <text:p>1774</text:p>
          </table:table-cell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.00302" calcext:value-type="float">
            <text:p>18500,00302</text:p>
          </table:table-cell>
          <table:table-cell office:value-type="float" office:value="1774" calcext:value-type="float">
            <text:p>1774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600.00442" calcext:value-type="float">
            <text:p>18600,00442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700.02604" calcext:value-type="float">
            <text:p>18700,02604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068" calcext:value-type="float">
            <text:p>18800,0068</text:p>
          </table:table-cell>
          <table:table-cell office:value-type="float" office:value="1774" calcext:value-type="float">
            <text:p>1774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.01294" calcext:value-type="float">
            <text:p>18900,01294</text:p>
          </table:table-cell>
          <table:table-cell office:value-type="float" office:value="1766" calcext:value-type="float">
            <text:p>1766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00.0235" calcext:value-type="float">
            <text:p>19000,0235</text:p>
          </table:table-cell>
          <table:table-cell office:value-type="float" office:value="1774" calcext:value-type="float">
            <text:p>1774</text:p>
          </table:table-cell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100.00878" calcext:value-type="float">
            <text:p>19100,00878</text:p>
          </table:table-cell>
          <table:table-cell office:value-type="float" office:value="1746" calcext:value-type="float">
            <text:p>1746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200.09972" calcext:value-type="float">
            <text:p>19200,09972</text:p>
          </table:table-cell>
          <table:table-cell office:value-type="float" office:value="1748" calcext:value-type="float">
            <text:p>1748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99.99984" calcext:value-type="float">
            <text:p>19299,99984</text:p>
          </table:table-cell>
          <table:table-cell office:value-type="float" office:value="1772" calcext:value-type="float">
            <text:p>1772</text:p>
          </table:table-cell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00.00506" calcext:value-type="float">
            <text:p>19400,00506</text:p>
          </table:table-cell>
          <table:table-cell office:value-type="float" office:value="1741" calcext:value-type="float">
            <text:p>1741</text:p>
          </table:table-cell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99.99542" calcext:value-type="float">
            <text:p>19499,99542</text:p>
          </table:table-cell>
          <table:table-cell office:value-type="float" office:value="1768" calcext:value-type="float">
            <text:p>1768</text:p>
          </table:table-cell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600.00772" calcext:value-type="float">
            <text:p>19600,00772</text:p>
          </table:table-cell>
          <table:table-cell office:value-type="float" office:value="1766" calcext:value-type="float">
            <text:p>1766</text:p>
          </table:table-cell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700.01868" calcext:value-type="float">
            <text:p>19700,01868</text:p>
          </table:table-cell>
          <table:table-cell office:value-type="float" office:value="1773" calcext:value-type="float">
            <text:p>1773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800.00632" calcext:value-type="float">
            <text:p>19800,00632</text:p>
          </table:table-cell>
          <table:table-cell office:value-type="float" office:value="1774" calcext:value-type="float">
            <text:p>1774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00.03122" calcext:value-type="float">
            <text:p>19900,03122</text:p>
          </table:table-cell>
          <table:table-cell office:value-type="float" office:value="1772" calcext:value-type="float">
            <text:p>1772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0.00388" calcext:value-type="float">
            <text:p>20000,00388</text:p>
          </table:table-cell>
          <table:table-cell office:value-type="float" office:value="1774" calcext:value-type="float">
            <text:p>1774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00.00612" calcext:value-type="float">
            <text:p>20100,00612</text:p>
          </table:table-cell>
          <table:table-cell office:value-type="float" office:value="1774" calcext:value-type="float">
            <text:p>1774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00.02106" calcext:value-type="float">
            <text:p>20200,02106</text:p>
          </table:table-cell>
          <table:table-cell office:value-type="float" office:value="1748" calcext:value-type="float">
            <text:p>1748</text:p>
          </table:table-cell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300.00108" calcext:value-type="float">
            <text:p>20300,00108</text:p>
          </table:table-cell>
          <table:table-cell office:value-type="float" office:value="1774" calcext:value-type="float">
            <text:p>1774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5078" calcext:value-type="float">
            <text:p>20400,05078</text:p>
          </table:table-cell>
          <table:table-cell office:value-type="float" office:value="1766" calcext:value-type="float">
            <text:p>1766</text:p>
          </table:table-cell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500.03126" calcext:value-type="float">
            <text:p>20500,03126</text:p>
          </table:table-cell>
          <table:table-cell office:value-type="float" office:value="1768" calcext:value-type="float">
            <text:p>1768</text:p>
          </table:table-cell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600.0195" calcext:value-type="float">
            <text:p>20600,0195</text:p>
          </table:table-cell>
          <table:table-cell office:value-type="float" office:value="1744" calcext:value-type="float">
            <text:p>1744</text:p>
          </table:table-cell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700.00088" calcext:value-type="float">
            <text:p>20700,00088</text:p>
          </table:table-cell>
          <table:table-cell office:value-type="float" office:value="1766" calcext:value-type="float">
            <text:p>1766</text:p>
          </table:table-cell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0734" calcext:value-type="float">
            <text:p>20800,00734</text:p>
          </table:table-cell>
          <table:table-cell office:value-type="float" office:value="1742" calcext:value-type="float">
            <text:p>1742</text:p>
          </table:table-cell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9766" calcext:value-type="float">
            <text:p>20899,99766</text:p>
          </table:table-cell>
          <table:table-cell office:value-type="float" office:value="1774" calcext:value-type="float">
            <text:p>1774</text:p>
          </table:table-cell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00.01512" calcext:value-type="float">
            <text:p>21000,01512</text:p>
          </table:table-cell>
          <table:table-cell office:value-type="float" office:value="1748" calcext:value-type="float">
            <text:p>1748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.01958" calcext:value-type="float">
            <text:p>21100,01958</text:p>
          </table:table-cell>
          <table:table-cell office:value-type="float" office:value="1768" calcext:value-type="float">
            <text:p>1768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200.00418" calcext:value-type="float">
            <text:p>21200,00418</text:p>
          </table:table-cell>
          <table:table-cell office:value-type="float" office:value="1773" calcext:value-type="float">
            <text:p>1773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00.00822" calcext:value-type="float">
            <text:p>21300,00822</text:p>
          </table:table-cell>
          <table:table-cell office:value-type="float" office:value="1748" calcext:value-type="float">
            <text:p>1748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2414" calcext:value-type="float">
            <text:p>21400,02414</text:p>
          </table:table-cell>
          <table:table-cell office:value-type="float" office:value="1742" calcext:value-type="float">
            <text:p>1742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500.0104" calcext:value-type="float">
            <text:p>21500,0104</text:p>
          </table:table-cell>
          <table:table-cell office:value-type="float" office:value="1742" calcext:value-type="float">
            <text:p>1742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99.99802" calcext:value-type="float">
            <text:p>21599,99802</text:p>
          </table:table-cell>
          <table:table-cell office:value-type="float" office:value="1748" calcext:value-type="float">
            <text:p>1748</text:p>
          </table:table-cell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9642" calcext:value-type="float">
            <text:p>21699,99642</text:p>
          </table:table-cell>
          <table:table-cell office:value-type="float" office:value="1742" calcext:value-type="float">
            <text:p>1742</text:p>
          </table:table-cell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00.02042" calcext:value-type="float">
            <text:p>21800,02042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99.9951" calcext:value-type="float">
            <text:p>21899,9951</text:p>
          </table:table-cell>
          <table:table-cell office:value-type="float" office:value="1748" calcext:value-type="float">
            <text:p>1748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00.00228" calcext:value-type="float">
            <text:p>22000,00228</text:p>
          </table:table-cell>
          <table:table-cell office:value-type="float" office:value="1742" calcext:value-type="float">
            <text:p>1742</text:p>
          </table:table-cell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100.04514" calcext:value-type="float">
            <text:p>22100,04514</text:p>
          </table:table-cell>
          <table:table-cell office:value-type="float" office:value="1747" calcext:value-type="float">
            <text:p>1747</text:p>
          </table:table-cell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200.01044" calcext:value-type="float">
            <text:p>22200,01044</text:p>
          </table:table-cell>
          <table:table-cell office:value-type="float" office:value="1772" calcext:value-type="float">
            <text:p>1772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300.02058" calcext:value-type="float">
            <text:p>22300,02058</text:p>
          </table:table-cell>
          <table:table-cell office:value-type="float" office:value="1746" calcext:value-type="float">
            <text:p>1746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400.02484" calcext:value-type="float">
            <text:p>22400,02484</text:p>
          </table:table-cell>
          <table:table-cell office:value-type="float" office:value="1774" calcext:value-type="float">
            <text:p>1774</text:p>
          </table:table-cell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00.01916" calcext:value-type="float">
            <text:p>22500,01916</text:p>
          </table:table-cell>
          <table:table-cell office:value-type="float" office:value="1772" calcext:value-type="float">
            <text:p>1772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600.00198" calcext:value-type="float">
            <text:p>22600,00198</text:p>
          </table:table-cell>
          <table:table-cell office:value-type="float" office:value="1747" calcext:value-type="float">
            <text:p>1747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700.00956" calcext:value-type="float">
            <text:p>22700,00956</text:p>
          </table:table-cell>
          <table:table-cell office:value-type="float" office:value="1742" calcext:value-type="float">
            <text:p>1742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800.00508" calcext:value-type="float">
            <text:p>22800,00508</text:p>
          </table:table-cell>
          <table:table-cell office:value-type="float" office:value="1766" calcext:value-type="float">
            <text:p>1766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900.00752" calcext:value-type="float">
            <text:p>22900,00752</text:p>
          </table:table-cell>
          <table:table-cell office:value-type="float" office:value="1747" calcext:value-type="float">
            <text:p>1747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000.00174" calcext:value-type="float">
            <text:p>23000,00174</text:p>
          </table:table-cell>
          <table:table-cell office:value-type="float" office:value="1766" calcext:value-type="float">
            <text:p>1766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100.00756" calcext:value-type="float">
            <text:p>23100,00756</text:p>
          </table:table-cell>
          <table:table-cell office:value-type="float" office:value="1742" calcext:value-type="float">
            <text:p>1742</text:p>
          </table:table-cell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9952" calcext:value-type="float">
            <text:p>23199,99952</text:p>
          </table:table-cell>
          <table:table-cell office:value-type="float" office:value="1742" calcext:value-type="float">
            <text:p>1742</text:p>
          </table:table-cell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00.00702" calcext:value-type="float">
            <text:p>23300,00702</text:p>
          </table:table-cell>
          <table:table-cell office:value-type="float" office:value="1740" calcext:value-type="float">
            <text:p>1740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400.0241" calcext:value-type="float">
            <text:p>23400,0241</text:p>
          </table:table-cell>
          <table:table-cell office:value-type="float" office:value="1774" calcext:value-type="float">
            <text:p>1774</text:p>
          </table:table-cell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500.00458" calcext:value-type="float">
            <text:p>23500,00458</text:p>
          </table:table-cell>
          <table:table-cell office:value-type="float" office:value="1742" calcext:value-type="float">
            <text:p>1742</text:p>
          </table:table-cell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9356" calcext:value-type="float">
            <text:p>23599,99356</text:p>
          </table:table-cell>
          <table:table-cell office:value-type="float" office:value="1774" calcext:value-type="float">
            <text:p>1774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700.00104" calcext:value-type="float">
            <text:p>23700,00104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912" calcext:value-type="float">
            <text:p>23799,9912</text:p>
          </table:table-cell>
          <table:table-cell office:value-type="float" office:value="1766" calcext:value-type="float">
            <text:p>1766</text:p>
          </table:table-cell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900.00378" calcext:value-type="float">
            <text:p>23900,00378</text:p>
          </table:table-cell>
          <table:table-cell office:value-type="float" office:value="1740" calcext:value-type="float">
            <text:p>1740</text:p>
          </table:table-cell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.04416" calcext:value-type="float">
            <text:p>24000,04416</text:p>
          </table:table-cell>
          <table:table-cell office:value-type="float" office:value="1740" calcext:value-type="float">
            <text:p>1740</text:p>
          </table:table-cell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9178" calcext:value-type="float">
            <text:p>24099,99178</text:p>
          </table:table-cell>
          <table:table-cell office:value-type="float" office:value="1768" calcext:value-type="float">
            <text:p>1768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200.03326" calcext:value-type="float">
            <text:p>24200,03326</text:p>
          </table:table-cell>
          <table:table-cell office:value-type="float" office:value="1766" calcext:value-type="float">
            <text:p>1766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300.00776" calcext:value-type="float">
            <text:p>24300,00776</text:p>
          </table:table-cell>
          <table:table-cell office:value-type="float" office:value="1740" calcext:value-type="float">
            <text:p>1740</text:p>
          </table:table-cell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99.99982" calcext:value-type="float">
            <text:p>24399,99982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500.01942" calcext:value-type="float">
            <text:p>24500,01942</text:p>
          </table:table-cell>
          <table:table-cell office:value-type="float" office:value="1772" calcext:value-type="float">
            <text:p>1772</text:p>
          </table:table-cell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600.02742" calcext:value-type="float">
            <text:p>24600,02742</text:p>
          </table:table-cell>
          <table:table-cell office:value-type="float" office:value="1773" calcext:value-type="float">
            <text:p>1773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99.99838" calcext:value-type="float">
            <text:p>24699,99838</text:p>
          </table:table-cell>
          <table:table-cell office:value-type="float" office:value="1742" calcext:value-type="float">
            <text:p>1742</text:p>
          </table:table-cell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9692" calcext:value-type="float">
            <text:p>24799,99692</text:p>
          </table:table-cell>
          <table:table-cell office:value-type="float" office:value="1740" calcext:value-type="float">
            <text:p>1740</text:p>
          </table:table-cell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900.0276" calcext:value-type="float">
            <text:p>24900,0276</text:p>
          </table:table-cell>
          <table:table-cell office:value-type="float" office:value="1740" calcext:value-type="float">
            <text:p>1740</text:p>
          </table:table-cell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0.00306" calcext:value-type="float">
            <text:p>25000,00306</text:p>
          </table:table-cell>
          <table:table-cell office:value-type="float" office:value="1747" calcext:value-type="float">
            <text:p>1747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100.02302" calcext:value-type="float">
            <text:p>25100,02302</text:p>
          </table:table-cell>
          <table:table-cell office:value-type="float" office:value="1742" calcext:value-type="float">
            <text:p>1742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200.00446" calcext:value-type="float">
            <text:p>25200,00446</text:p>
          </table:table-cell>
          <table:table-cell office:value-type="float" office:value="1740" calcext:value-type="float">
            <text:p>1740</text:p>
          </table:table-cell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300.01014" calcext:value-type="float">
            <text:p>25300,01014</text:p>
          </table:table-cell>
          <table:table-cell office:value-type="float" office:value="1740" calcext:value-type="float">
            <text:p>1740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400.01702" calcext:value-type="float">
            <text:p>25400,01702</text:p>
          </table:table-cell>
          <table:table-cell office:value-type="float" office:value="1740" calcext:value-type="float">
            <text:p>1740</text:p>
          </table:table-cell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500.00458" calcext:value-type="float">
            <text:p>25500,00458</text:p>
          </table:table-cell>
          <table:table-cell office:value-type="float" office:value="1766" calcext:value-type="float">
            <text:p>1766</text:p>
          </table:table-cell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600.01668" calcext:value-type="float">
            <text:p>25600,01668</text:p>
          </table:table-cell>
          <table:table-cell office:value-type="float" office:value="1742" calcext:value-type="float">
            <text:p>1742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99.99712" calcext:value-type="float">
            <text:p>25699,99712</text:p>
          </table:table-cell>
          <table:table-cell office:value-type="float" office:value="1742" calcext:value-type="float">
            <text:p>1742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9842" calcext:value-type="float">
            <text:p>25799,99842</text:p>
          </table:table-cell>
          <table:table-cell office:value-type="float" office:value="1772" calcext:value-type="float">
            <text:p>1772</text:p>
          </table:table-cell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900.03726" calcext:value-type="float">
            <text:p>25900,03726</text:p>
          </table:table-cell>
          <table:table-cell office:value-type="float" office:value="1772" calcext:value-type="float">
            <text:p>1772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000.00526" calcext:value-type="float">
            <text:p>26000,00526</text:p>
          </table:table-cell>
          <table:table-cell office:value-type="float" office:value="1740" calcext:value-type="float">
            <text:p>1740</text:p>
          </table:table-cell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100.02194" calcext:value-type="float">
            <text:p>26100,02194</text:p>
          </table:table-cell>
          <table:table-cell office:value-type="float" office:value="1740" calcext:value-type="float">
            <text:p>1740</text:p>
          </table:table-cell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200.01024" calcext:value-type="float">
            <text:p>26200,01024</text:p>
          </table:table-cell>
          <table:table-cell office:value-type="float" office:value="1740" calcext:value-type="float">
            <text:p>1740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300.02314" calcext:value-type="float">
            <text:p>26300,02314</text:p>
          </table:table-cell>
          <table:table-cell office:value-type="float" office:value="1740" calcext:value-type="float">
            <text:p>1740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400.0044" calcext:value-type="float">
            <text:p>26400,0044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500.03574" calcext:value-type="float">
            <text:p>26500,03574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600.0529" calcext:value-type="float">
            <text:p>26600,0529</text:p>
          </table:table-cell>
          <table:table-cell office:value-type="float" office:value="1746" calcext:value-type="float">
            <text:p>1746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699.99878" calcext:value-type="float">
            <text:p>26699,99878</text:p>
          </table:table-cell>
          <table:table-cell office:value-type="float" office:value="1740" calcext:value-type="float">
            <text:p>1740</text:p>
          </table:table-cell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800.02232" calcext:value-type="float">
            <text:p>26800,02232</text:p>
          </table:table-cell>
          <table:table-cell office:value-type="float" office:value="1740" calcext:value-type="float">
            <text:p>1740</text:p>
          </table:table-cell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900.01132" calcext:value-type="float">
            <text:p>26900,01132</text:p>
          </table:table-cell>
          <table:table-cell office:value-type="float" office:value="1746" calcext:value-type="float">
            <text:p>1746</text:p>
          </table:table-cell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00.02266" calcext:value-type="float">
            <text:p>27000,02266</text:p>
          </table:table-cell>
          <table:table-cell office:value-type="float" office:value="1740" calcext:value-type="float">
            <text:p>1740</text:p>
          </table:table-cell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9.99964" calcext:value-type="float">
            <text:p>27099,99964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200.00156" calcext:value-type="float">
            <text:p>27200,00156</text:p>
          </table:table-cell>
          <table:table-cell office:value-type="float" office:value="1772" calcext:value-type="float">
            <text:p>1772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9264" calcext:value-type="float">
            <text:p>27299,99264</text:p>
          </table:table-cell>
          <table:table-cell office:value-type="float" office:value="1742" calcext:value-type="float">
            <text:p>1742</text:p>
          </table:table-cell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00.03656" calcext:value-type="float">
            <text:p>27400,03656</text:p>
          </table:table-cell>
          <table:table-cell office:value-type="float" office:value="1740" calcext:value-type="float">
            <text:p>1740</text:p>
          </table:table-cell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500.02944" calcext:value-type="float">
            <text:p>27500,02944</text:p>
          </table:table-cell>
          <table:table-cell office:value-type="float" office:value="1740" calcext:value-type="float">
            <text:p>1740</text:p>
          </table:table-cell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8926" calcext:value-type="float">
            <text:p>27599,98926</text:p>
          </table:table-cell>
          <table:table-cell office:value-type="float" office:value="1742" calcext:value-type="float">
            <text:p>1742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700.01542" calcext:value-type="float">
            <text:p>27700,01542</text:p>
          </table:table-cell>
          <table:table-cell office:value-type="float" office:value="1740" calcext:value-type="float">
            <text:p>1740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800.0173" calcext:value-type="float">
            <text:p>27800,0173</text:p>
          </table:table-cell>
          <table:table-cell office:value-type="float" office:value="1742" calcext:value-type="float">
            <text:p>1742</text:p>
          </table:table-cell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00.01088" calcext:value-type="float">
            <text:p>27900,01088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00.04186" calcext:value-type="float">
            <text:p>28000,04186</text:p>
          </table:table-cell>
          <table:table-cell office:value-type="float" office:value="1740" calcext:value-type="float">
            <text:p>1740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100.00656" calcext:value-type="float">
            <text:p>28100,00656</text:p>
          </table:table-cell>
          <table:table-cell office:value-type="float" office:value="1766" calcext:value-type="float">
            <text:p>1766</text:p>
          </table:table-cell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200.00046" calcext:value-type="float">
            <text:p>28200,00046</text:p>
          </table:table-cell>
          <table:table-cell office:value-type="float" office:value="1746" calcext:value-type="float">
            <text:p>1746</text:p>
          </table:table-cell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300.00384" calcext:value-type="float">
            <text:p>28300,00384</text:p>
          </table:table-cell>
          <table:table-cell office:value-type="float" office:value="1740" calcext:value-type="float">
            <text:p>1740</text:p>
          </table:table-cell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9406" calcext:value-type="float">
            <text:p>28399,99406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00.01268" calcext:value-type="float">
            <text:p>28500,01268</text:p>
          </table:table-cell>
          <table:table-cell office:value-type="float" office:value="1746" calcext:value-type="float">
            <text:p>1746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599.99512" calcext:value-type="float">
            <text:p>28599,99512</text:p>
          </table:table-cell>
          <table:table-cell office:value-type="float" office:value="1740" calcext:value-type="float">
            <text:p>1740</text:p>
          </table:table-cell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700.00202" calcext:value-type="float">
            <text:p>28700,00202</text:p>
          </table:table-cell>
          <table:table-cell office:value-type="float" office:value="1740" calcext:value-type="float">
            <text:p>1740</text:p>
          </table:table-cell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800.00422" calcext:value-type="float">
            <text:p>28800,00422</text:p>
          </table:table-cell>
          <table:table-cell office:value-type="float" office:value="1772" calcext:value-type="float">
            <text:p>1772</text:p>
          </table:table-cell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900.07118" calcext:value-type="float">
            <text:p>28900,07118</text:p>
          </table:table-cell>
          <table:table-cell office:value-type="float" office:value="1740" calcext:value-type="float">
            <text:p>1740</text:p>
          </table:table-cell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1126" calcext:value-type="float">
            <text:p>29000,01126</text:p>
          </table:table-cell>
          <table:table-cell office:value-type="float" office:value="1740" calcext:value-type="float">
            <text:p>1740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100.0014" calcext:value-type="float">
            <text:p>29100,0014</text:p>
          </table:table-cell>
          <table:table-cell office:value-type="float" office:value="1740" calcext:value-type="float">
            <text:p>1740</text:p>
          </table:table-cell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99.9954" calcext:value-type="float">
            <text:p>29199,9954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300.00456" calcext:value-type="float">
            <text:p>29300,00456</text:p>
          </table:table-cell>
          <table:table-cell office:value-type="float" office:value="1740" calcext:value-type="float">
            <text:p>1740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99.9989" calcext:value-type="float">
            <text:p>29399,9989</text:p>
          </table:table-cell>
          <table:table-cell office:value-type="float" office:value="1749" calcext:value-type="float">
            <text:p>1749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9866" calcext:value-type="float">
            <text:p>29499,99866</text:p>
          </table:table-cell>
          <table:table-cell office:value-type="float" office:value="1740" calcext:value-type="float">
            <text:p>1740</text:p>
          </table:table-cell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600.02204" calcext:value-type="float">
            <text:p>29600,02204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700.0097" calcext:value-type="float">
            <text:p>29700,0097</text:p>
          </table:table-cell>
          <table:table-cell office:value-type="float" office:value="1747" calcext:value-type="float">
            <text:p>1747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99.99554" calcext:value-type="float">
            <text:p>29799,99554</text:p>
          </table:table-cell>
          <table:table-cell office:value-type="float" office:value="1766" calcext:value-type="float">
            <text:p>1766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900.0329" calcext:value-type="float">
            <text:p>29900,0329</text:p>
          </table:table-cell>
          <table:table-cell office:value-type="float" office:value="1747" calcext:value-type="float">
            <text:p>1747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00.01532" calcext:value-type="float">
            <text:p>30000,01532</text:p>
          </table:table-cell>
          <table:table-cell office:value-type="float" office:value="1741" calcext:value-type="float">
            <text:p>1741</text:p>
          </table:table-cell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100.01714" calcext:value-type="float">
            <text:p>30100,01714</text:p>
          </table:table-cell>
          <table:table-cell office:value-type="float" office:value="1746" calcext:value-type="float">
            <text:p>1746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2866" calcext:value-type="float">
            <text:p>30200,02866</text:p>
          </table:table-cell>
          <table:table-cell office:value-type="float" office:value="1740" calcext:value-type="float">
            <text:p>1740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99.99852" calcext:value-type="float">
            <text:p>30299,99852</text:p>
          </table:table-cell>
          <table:table-cell office:value-type="float" office:value="1740" calcext:value-type="float">
            <text:p>1740</text:p>
          </table:table-cell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400.01658" calcext:value-type="float">
            <text:p>30400,01658</text:p>
          </table:table-cell>
          <table:table-cell office:value-type="float" office:value="1766" calcext:value-type="float">
            <text:p>1766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500.00186" calcext:value-type="float">
            <text:p>30500,00186</text:p>
          </table:table-cell>
          <table:table-cell office:value-type="float" office:value="1740" calcext:value-type="float">
            <text:p>1740</text:p>
          </table:table-cell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600.01998" calcext:value-type="float">
            <text:p>30600,01998</text:p>
          </table:table-cell>
          <table:table-cell office:value-type="float" office:value="1740" calcext:value-type="float">
            <text:p>1740</text:p>
          </table:table-cell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700.00658" calcext:value-type="float">
            <text:p>30700,00658</text:p>
          </table:table-cell>
          <table:table-cell office:value-type="float" office:value="1740" calcext:value-type="float">
            <text:p>1740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800.01828" calcext:value-type="float">
            <text:p>30800,01828</text:p>
          </table:table-cell>
          <table:table-cell office:value-type="float" office:value="1740" calcext:value-type="float">
            <text:p>1740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99.99776" calcext:value-type="float">
            <text:p>30899,99776</text:p>
          </table:table-cell>
          <table:table-cell office:value-type="float" office:value="1740" calcext:value-type="float">
            <text:p>1740</text:p>
          </table:table-cell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9704" calcext:value-type="float">
            <text:p>30999,99704</text:p>
          </table:table-cell>
          <table:table-cell office:value-type="float" office:value="1740" calcext:value-type="float">
            <text:p>1740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100.0312" calcext:value-type="float">
            <text:p>31100,0312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200.0046" calcext:value-type="float">
            <text:p>31200,0046</text:p>
          </table:table-cell>
          <table:table-cell office:value-type="float" office:value="1746" calcext:value-type="float">
            <text:p>1746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00.0273" calcext:value-type="float">
            <text:p>31300,0273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400.03478" calcext:value-type="float">
            <text:p>31400,03478</text:p>
          </table:table-cell>
          <table:table-cell office:value-type="float" office:value="1740" calcext:value-type="float">
            <text:p>1740</text:p>
          </table:table-cell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99.9975" calcext:value-type="float">
            <text:p>31499,9975</text:p>
          </table:table-cell>
          <table:table-cell office:value-type="float" office:value="1740" calcext:value-type="float">
            <text:p>1740</text:p>
          </table:table-cell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600.00576" calcext:value-type="float">
            <text:p>31600,00576</text:p>
          </table:table-cell>
          <table:table-cell office:value-type="float" office:value="1746" calcext:value-type="float">
            <text:p>1746</text:p>
          </table:table-cell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063" calcext:value-type="float">
            <text:p>31700,0063</text:p>
          </table:table-cell>
          <table:table-cell office:value-type="float" office:value="1767" calcext:value-type="float">
            <text:p>1767</text:p>
          </table:table-cell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800.0302" calcext:value-type="float">
            <text:p>31800,0302</text:p>
          </table:table-cell>
          <table:table-cell office:value-type="float" office:value="1766" calcext:value-type="float">
            <text:p>1766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900.01126" calcext:value-type="float">
            <text:p>31900,01126</text:p>
          </table:table-cell>
          <table:table-cell office:value-type="float" office:value="1740" calcext:value-type="float">
            <text:p>1740</text:p>
          </table:table-cell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000.01458" calcext:value-type="float">
            <text:p>32000,01458</text:p>
          </table:table-cell>
          <table:table-cell office:value-type="float" office:value="1740" calcext:value-type="float">
            <text:p>1740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100.00274" calcext:value-type="float">
            <text:p>32100,00274</text:p>
          </table:table-cell>
          <table:table-cell office:value-type="float" office:value="1772" calcext:value-type="float">
            <text:p>1772</text:p>
          </table:table-cell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200.00594" calcext:value-type="float">
            <text:p>32200,00594</text:p>
          </table:table-cell>
          <table:table-cell office:value-type="float" office:value="1740" calcext:value-type="float">
            <text:p>1740</text:p>
          </table:table-cell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300.02084" calcext:value-type="float">
            <text:p>32300,02084</text:p>
          </table:table-cell>
          <table:table-cell office:value-type="float" office:value="1742" calcext:value-type="float">
            <text:p>1742</text:p>
          </table:table-cell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400.0021" calcext:value-type="float">
            <text:p>32400,0021</text:p>
          </table:table-cell>
          <table:table-cell office:value-type="float" office:value="1767" calcext:value-type="float">
            <text:p>1767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500.02034" calcext:value-type="float">
            <text:p>32500,02034</text:p>
          </table:table-cell>
          <table:table-cell office:value-type="float" office:value="1746" calcext:value-type="float">
            <text:p>1746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600.00168" calcext:value-type="float">
            <text:p>32600,00168</text:p>
          </table:table-cell>
          <table:table-cell office:value-type="float" office:value="1766" calcext:value-type="float">
            <text:p>1766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700.00076" calcext:value-type="float">
            <text:p>32700,00076</text:p>
          </table:table-cell>
          <table:table-cell office:value-type="float" office:value="1766" calcext:value-type="float">
            <text:p>1766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800.02314" calcext:value-type="float">
            <text:p>32800,02314</text:p>
          </table:table-cell>
          <table:table-cell office:value-type="float" office:value="1732" calcext:value-type="float">
            <text:p>1732</text:p>
          </table:table-cell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900.01032" calcext:value-type="float">
            <text:p>32900,01032</text:p>
          </table:table-cell>
          <table:table-cell office:value-type="float" office:value="1765" calcext:value-type="float">
            <text:p>1765</text:p>
          </table:table-cell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99.99196" calcext:value-type="float">
            <text:p>32999,99196</text:p>
          </table:table-cell>
          <table:table-cell office:value-type="float" office:value="1740" calcext:value-type="float">
            <text:p>1740</text:p>
          </table:table-cell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99.9966" calcext:value-type="float">
            <text:p>33099,9966</text:p>
          </table:table-cell>
          <table:table-cell office:value-type="float" office:value="1740" calcext:value-type="float">
            <text:p>1740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200.0771" calcext:value-type="float">
            <text:p>33200,0771</text:p>
          </table:table-cell>
          <table:table-cell office:value-type="float" office:value="1740" calcext:value-type="float">
            <text:p>1740</text:p>
          </table:table-cell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300.00954" calcext:value-type="float">
            <text:p>33300,00954</text:p>
          </table:table-cell>
          <table:table-cell office:value-type="float" office:value="1765" calcext:value-type="float">
            <text:p>1765</text:p>
          </table:table-cell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99.99944" calcext:value-type="float">
            <text:p>33399,99944</text:p>
          </table:table-cell>
          <table:table-cell office:value-type="float" office:value="1766" calcext:value-type="float">
            <text:p>1766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99.99346" calcext:value-type="float">
            <text:p>33499,99346</text:p>
          </table:table-cell>
          <table:table-cell office:value-type="float" office:value="1740" calcext:value-type="float">
            <text:p>1740</text:p>
          </table:table-cell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600.01078" calcext:value-type="float">
            <text:p>33600,01078</text:p>
          </table:table-cell>
          <table:table-cell office:value-type="float" office:value="1747" calcext:value-type="float">
            <text:p>1747</text:p>
          </table:table-cell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700.0034" calcext:value-type="float">
            <text:p>33700,0034</text:p>
          </table:table-cell>
          <table:table-cell office:value-type="float" office:value="1740" calcext:value-type="float">
            <text:p>1740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800.00114" calcext:value-type="float">
            <text:p>33800,00114</text:p>
          </table:table-cell>
          <table:table-cell office:value-type="float" office:value="1746" calcext:value-type="float">
            <text:p>1746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900.00472" calcext:value-type="float">
            <text:p>33900,00472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000.05426" calcext:value-type="float">
            <text:p>34000,05426</text:p>
          </table:table-cell>
          <table:table-cell office:value-type="float" office:value="1746" calcext:value-type="float">
            <text:p>1746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100.0047" calcext:value-type="float">
            <text:p>34100,0047</text:p>
          </table:table-cell>
          <table:table-cell office:value-type="float" office:value="1740" calcext:value-type="float">
            <text:p>1740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99.99794" calcext:value-type="float">
            <text:p>34199,99794</text:p>
          </table:table-cell>
          <table:table-cell office:value-type="float" office:value="1740" calcext:value-type="float">
            <text:p>1740</text:p>
          </table:table-cell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300.0064" calcext:value-type="float">
            <text:p>34300,0064</text:p>
          </table:table-cell>
          <table:table-cell office:value-type="float" office:value="1742" calcext:value-type="float">
            <text:p>1742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400.0229" calcext:value-type="float">
            <text:p>34400,0229</text:p>
          </table:table-cell>
          <table:table-cell office:value-type="float" office:value="1766" calcext:value-type="float">
            <text:p>1766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977" calcext:value-type="float">
            <text:p>34499,9977</text:p>
          </table:table-cell>
          <table:table-cell office:value-type="float" office:value="1740" calcext:value-type="float">
            <text:p>1740</text:p>
          </table:table-cell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600.0083" calcext:value-type="float">
            <text:p>34600,0083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700.00296" calcext:value-type="float">
            <text:p>34700,00296</text:p>
          </table:table-cell>
          <table:table-cell office:value-type="float" office:value="1765" calcext:value-type="float">
            <text:p>1765</text:p>
          </table:table-cell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800.02732" calcext:value-type="float">
            <text:p>34800,02732</text:p>
          </table:table-cell>
          <table:table-cell office:value-type="float" office:value="1746" calcext:value-type="float">
            <text:p>1746</text:p>
          </table:table-cell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00.03332" calcext:value-type="float">
            <text:p>34900,03332</text:p>
          </table:table-cell>
          <table:table-cell office:value-type="float" office:value="1742" calcext:value-type="float">
            <text:p>1742</text:p>
          </table:table-cell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00.0015" calcext:value-type="float">
            <text:p>35000,0015</text:p>
          </table:table-cell>
          <table:table-cell office:value-type="float" office:value="1740" calcext:value-type="float">
            <text:p>1740</text:p>
          </table:table-cell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100.00438" calcext:value-type="float">
            <text:p>35100,00438</text:p>
          </table:table-cell>
          <table:table-cell office:value-type="float" office:value="1746" calcext:value-type="float">
            <text:p>1746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200.05618" calcext:value-type="float">
            <text:p>35200,05618</text:p>
          </table:table-cell>
          <table:table-cell office:value-type="float" office:value="1742" calcext:value-type="float">
            <text:p>1742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300.00546" calcext:value-type="float">
            <text:p>35300,00546</text:p>
          </table:table-cell>
          <table:table-cell office:value-type="float" office:value="1766" calcext:value-type="float">
            <text:p>1766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400.00554" calcext:value-type="float">
            <text:p>35400,00554</text:p>
          </table:table-cell>
          <table:table-cell office:value-type="float" office:value="1746" calcext:value-type="float">
            <text:p>1746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9792" calcext:value-type="float">
            <text:p>35499,99792</text:p>
          </table:table-cell>
          <table:table-cell office:value-type="float" office:value="1748" calcext:value-type="float">
            <text:p>1748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600.02328" calcext:value-type="float">
            <text:p>35600,02328</text:p>
          </table:table-cell>
          <table:table-cell office:value-type="float" office:value="1740" calcext:value-type="float">
            <text:p>1740</text:p>
          </table:table-cell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0934" calcext:value-type="float">
            <text:p>35700,00934</text:p>
          </table:table-cell>
          <table:table-cell office:value-type="float" office:value="1766" calcext:value-type="float">
            <text:p>1766</text:p>
          </table:table-cell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800.0013" calcext:value-type="float">
            <text:p>35800,0013</text:p>
          </table:table-cell>
          <table:table-cell office:value-type="float" office:value="1739" calcext:value-type="float">
            <text:p>1739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900.02444" calcext:value-type="float">
            <text:p>35900,02444</text:p>
          </table:table-cell>
          <table:table-cell office:value-type="float" office:value="1742" calcext:value-type="float">
            <text:p>1742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000.00284" calcext:value-type="float">
            <text:p>36000,00284</text:p>
          </table:table-cell>
          <table:table-cell office:value-type="float" office:value="1746" calcext:value-type="float">
            <text:p>1746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00.0089" calcext:value-type="float">
            <text:p>36100,0089</text:p>
          </table:table-cell>
          <table:table-cell office:value-type="float" office:value="1740" calcext:value-type="float">
            <text:p>1740</text:p>
          </table:table-cell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200.02948" calcext:value-type="float">
            <text:p>36200,02948</text:p>
          </table:table-cell>
          <table:table-cell office:value-type="float" office:value="1740" calcext:value-type="float">
            <text:p>1740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9344" calcext:value-type="float">
            <text:p>36299,99344</text:p>
          </table:table-cell>
          <table:table-cell office:value-type="float" office:value="1766" calcext:value-type="float">
            <text:p>1766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400.0315" calcext:value-type="float">
            <text:p>36400,0315</text:p>
          </table:table-cell>
          <table:table-cell office:value-type="float" office:value="1740" calcext:value-type="float">
            <text:p>1740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500.00542" calcext:value-type="float">
            <text:p>36500,00542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600.01136" calcext:value-type="float">
            <text:p>36600,01136</text:p>
          </table:table-cell>
          <table:table-cell office:value-type="float" office:value="1740" calcext:value-type="float">
            <text:p>1740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700.05802" calcext:value-type="float">
            <text:p>36700,05802</text:p>
          </table:table-cell>
          <table:table-cell office:value-type="float" office:value="1766" calcext:value-type="float">
            <text:p>1766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800.04056" calcext:value-type="float">
            <text:p>36800,04056</text:p>
          </table:table-cell>
          <table:table-cell office:value-type="float" office:value="1746" calcext:value-type="float">
            <text:p>1746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900.02834" calcext:value-type="float">
            <text:p>36900,02834</text:p>
          </table:table-cell>
          <table:table-cell office:value-type="float" office:value="1740" calcext:value-type="float">
            <text:p>1740</text:p>
          </table:table-cell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9082" calcext:value-type="float">
            <text:p>36999,99082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100.00396" calcext:value-type="float">
            <text:p>37100,00396</text:p>
          </table:table-cell>
          <table:table-cell office:value-type="float" office:value="1742" calcext:value-type="float">
            <text:p>1742</text:p>
          </table:table-cell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200.00554" calcext:value-type="float">
            <text:p>37200,00554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300.00642" calcext:value-type="float">
            <text:p>37300,00642</text:p>
          </table:table-cell>
          <table:table-cell office:value-type="float" office:value="1740" calcext:value-type="float">
            <text:p>1740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400.03086" calcext:value-type="float">
            <text:p>37400,03086</text:p>
          </table:table-cell>
          <table:table-cell office:value-type="float" office:value="1740" calcext:value-type="float">
            <text:p>1740</text:p>
          </table:table-cell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500.05714" calcext:value-type="float">
            <text:p>37500,05714</text:p>
          </table:table-cell>
          <table:table-cell office:value-type="float" office:value="1740" calcext:value-type="float">
            <text:p>1740</text:p>
          </table:table-cell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600.02104" calcext:value-type="float">
            <text:p>37600,02104</text:p>
          </table:table-cell>
          <table:table-cell office:value-type="float" office:value="1740" calcext:value-type="float">
            <text:p>1740</text:p>
          </table:table-cell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700.00768" calcext:value-type="float">
            <text:p>37700,00768</text:p>
          </table:table-cell>
          <table:table-cell office:value-type="float" office:value="1766" calcext:value-type="float">
            <text:p>1766</text:p>
          </table:table-cell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800.0234" calcext:value-type="float">
            <text:p>37800,0234</text:p>
          </table:table-cell>
          <table:table-cell office:value-type="float" office:value="1742" calcext:value-type="float">
            <text:p>1742</text:p>
          </table:table-cell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900.06328" calcext:value-type="float">
            <text:p>37900,06328</text:p>
          </table:table-cell>
          <table:table-cell office:value-type="float" office:value="1747" calcext:value-type="float">
            <text:p>1747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000.00148" calcext:value-type="float">
            <text:p>38000,00148</text:p>
          </table:table-cell>
          <table:table-cell office:value-type="float" office:value="1746" calcext:value-type="float">
            <text:p>1746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100.02244" calcext:value-type="float">
            <text:p>38100,02244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200.0094" calcext:value-type="float">
            <text:p>38200,0094</text:p>
          </table:table-cell>
          <table:table-cell office:value-type="float" office:value="1742" calcext:value-type="float">
            <text:p>1742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300.01744" calcext:value-type="float">
            <text:p>38300,01744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400.0114" calcext:value-type="float">
            <text:p>38400,0114</text:p>
          </table:table-cell>
          <table:table-cell office:value-type="float" office:value="1740" calcext:value-type="float">
            <text:p>1740</text:p>
          </table:table-cell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500.00432" calcext:value-type="float">
            <text:p>38500,00432</text:p>
          </table:table-cell>
          <table:table-cell office:value-type="float" office:value="1740" calcext:value-type="float">
            <text:p>1740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600.0205" calcext:value-type="float">
            <text:p>38600,0205</text:p>
          </table:table-cell>
          <table:table-cell office:value-type="float" office:value="1766" calcext:value-type="float">
            <text:p>1766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700.0172" calcext:value-type="float">
            <text:p>38700,0172</text:p>
          </table:table-cell>
          <table:table-cell office:value-type="float" office:value="1766" calcext:value-type="float">
            <text:p>1766</text:p>
          </table:table-cell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800.01408" calcext:value-type="float">
            <text:p>38800,01408</text:p>
          </table:table-cell>
          <table:table-cell office:value-type="float" office:value="1746" calcext:value-type="float">
            <text:p>1746</text:p>
          </table:table-cell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900.03462" calcext:value-type="float">
            <text:p>38900,03462</text:p>
          </table:table-cell>
          <table:table-cell office:value-type="float" office:value="1741" calcext:value-type="float">
            <text:p>1741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000.05056" calcext:value-type="float">
            <text:p>39000,05056</text:p>
          </table:table-cell>
          <table:table-cell office:value-type="float" office:value="1746" calcext:value-type="float">
            <text:p>1746</text:p>
          </table:table-cell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100.00038" calcext:value-type="float">
            <text:p>39100,00038</text:p>
          </table:table-cell>
          <table:table-cell office:value-type="float" office:value="1742" calcext:value-type="float">
            <text:p>1742</text:p>
          </table:table-cell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200.00234" calcext:value-type="float">
            <text:p>39200,00234</text:p>
          </table:table-cell>
          <table:table-cell office:value-type="float" office:value="1766" calcext:value-type="float">
            <text:p>1766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300.00072" calcext:value-type="float">
            <text:p>39300,00072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99.99694" calcext:value-type="float">
            <text:p>39399,99694</text:p>
          </table:table-cell>
          <table:table-cell office:value-type="float" office:value="1740" calcext:value-type="float">
            <text:p>1740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500.01974" calcext:value-type="float">
            <text:p>39500,01974</text:p>
          </table:table-cell>
          <table:table-cell office:value-type="float" office:value="1742" calcext:value-type="float">
            <text:p>1742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600.00214" calcext:value-type="float">
            <text:p>39600,00214</text:p>
          </table:table-cell>
          <table:table-cell office:value-type="float" office:value="1740" calcext:value-type="float">
            <text:p>1740</text:p>
          </table:table-cell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973" calcext:value-type="float">
            <text:p>39699,9973</text:p>
          </table:table-cell>
          <table:table-cell office:value-type="float" office:value="1740" calcext:value-type="float">
            <text:p>1740</text:p>
          </table:table-cell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800.00068" calcext:value-type="float">
            <text:p>39800,00068</text:p>
          </table:table-cell>
          <table:table-cell office:value-type="float" office:value="1740" calcext:value-type="float">
            <text:p>1740</text:p>
          </table:table-cell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899.99078" calcext:value-type="float">
            <text:p>39899,99078</text:p>
          </table:table-cell>
          <table:table-cell office:value-type="float" office:value="1740" calcext:value-type="float">
            <text:p>1740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000.00764" calcext:value-type="float">
            <text:p>40000,00764</text:p>
          </table:table-cell>
          <table:table-cell office:value-type="float" office:value="1746" calcext:value-type="float">
            <text:p>1746</text:p>
          </table:table-cell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100.00164" calcext:value-type="float">
            <text:p>40100,00164</text:p>
          </table:table-cell>
          <table:table-cell office:value-type="float" office:value="1748" calcext:value-type="float">
            <text:p>1748</text:p>
          </table:table-cell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9682" calcext:value-type="float">
            <text:p>40199,99682</text:p>
          </table:table-cell>
          <table:table-cell office:value-type="float" office:value="1740" calcext:value-type="float">
            <text:p>1740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99.99632" calcext:value-type="float">
            <text:p>40299,99632</text:p>
          </table:table-cell>
          <table:table-cell office:value-type="float" office:value="1746" calcext:value-type="float">
            <text:p>1746</text:p>
          </table:table-cell>
          <table:table-cell office:value-type="float" office:value="1960" calcext:value-type="float">
            <text:p>196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04:25.372486275</dc:date>
    <meta:editing-duration>PT47S</meta:editing-duration>
    <meta:editing-cycles>1</meta:editing-cycles>
    <meta:document-statistic meta:table-count="1" meta:cell-count="1596" meta:object-count="0"/>
    <meta:generator>LibreOffice/5.1.6.2$Linux_X86_64 LibreOffice_project/10m0$Build-2</meta:generator>
  </office:meta>
</office:document-meta>
</file>